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P8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P9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</style:style>
    <style:style style:name="P10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officeooo:paragraph-rsid="00185dfd"/>
    </style:style>
    <style:style style:name="P11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officeooo:paragraph-rsid="0019f12d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P13" style:family="paragraph" style:parent-style-name="Standard">
      <style:paragraph-properties fo:text-align="justify" style:justify-single-word="false"/>
      <style:text-properties officeooo:paragraph-rsid="001be55c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officeooo:rsid="00185dfd" style:font-name-asian="Liberation Serif1" style:font-size-asian="12pt" style:font-style-asian="normal" style:font-weight-asian="normal" style:font-name-complex="Liberation Serif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0.984cm" fo:min-width="3.126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1.325cm" fo:min-width="4.186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2.413cm" fo:min-width="4.186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1.125cm" fo:min-width="2.413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5.588cm" fo:min-width="4.401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3.951cm" fo:min-width="4.186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51cm" svg:stroke-color="#000000" draw:stroke-linejoin="round" draw:fill="none" draw:textarea-vertical-align="middle" draw:auto-grow-height="false" fo:min-height="2.977cm" fo:min-width="4.186cm" fo:padding-top="0.025cm" fo:padding-bottom="0.025cm" fo:padding-left="0.025cm" fo:padding-right="0.0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26cm" svg:stroke-color="#3465a4" draw:marker-end="msArrowEnd_20_5" draw:marker-end-width="0.21cm" draw:marker-end-center="false" draw:stroke-linejoin="round" draw:fill="none" draw:textarea-vertical-align="top" draw:auto-grow-height="false" fo:min-height="0.944cm" fo:min-width="0.63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26cm" svg:stroke-color="#3465a4" draw:marker-end="msArrowEnd_20_5" draw:marker-end-width="0.21cm" draw:marker-end-center="false" draw:stroke-linejoin="round" draw:fill="none" draw:textarea-vertical-align="top" draw:auto-grow-height="false" fo:min-height="0.998cm" fo:min-width="0.66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chitectural Design - Build 2 - SOEN6441-RISK</text:p>
      <text:p text:style-name="P1"/>
      <text:p text:style-name="P1"/>
      <text:p text:style-name="P1"><text:tab/><text:span text:style-name="T4">View</text:span><text:tab/><text:tab/><text:tab/><text:tab/><text:tab/><text:span text:style-name="T4">Controller</text:span></text:p>
      <text:p text:style-name="P1"><draw:custom-shape text:anchor-type="paragraph" draw:z-index="12" draw:name="Image1" draw:style-name="gr4" draw:text-style-name="P15" svg:width="4.234cm" svg:height="1.373cm" svg:x="0.388cm" svg:y="0.247cm"><text:p text:style-name="P6"><text:span text:style-name="T1">PlayRis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2" draw:style-name="gr5" draw:text-style-name="P15" svg:width="4.234cm" svg:height="2.461cm" svg:x="7.091cm" svg:y="0.318cm"><text:p text:style-name="P7">GameEngine</text:p><text:p text:style-name="P6"/><text:p text:style-name="P6"><text:span text:style-name="T1">Pha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draw:line text:anchor-type="paragraph" draw:z-index="20" draw:name="Shape7" draw:style-name="gr1" draw:text-style-name="P14" svg:x1="4.621cm" svg:y1="0.187cm" svg:x2="7.09cm" svg:y2="0.187cm"><text:p/></draw:line></text:p>
      <text:p text:style-name="P1"/>
      <text:p text:style-name="P1"><draw:line text:anchor-type="paragraph" draw:z-index="19" draw:name="Shape6" draw:style-name="gr1" draw:text-style-name="P14" svg:x1="7.09cm" svg:y1="0.007cm" svg:x2="4.411cm" svg:y2="0.831cm"><text:p/></draw:line><text:s text:c="108"/></text:p>
      <text:p text:style-name="P1"><draw:custom-shape text:anchor-type="paragraph" draw:z-index="10" draw:name="Image4" draw:style-name="gr2" draw:text-style-name="P15" svg:width="3.174cm" svg:height="1.033cm" svg:x="2.54cm" svg:y="0.344cm"><text:p text:style-name="P6"><text:span text:style-name="T1">EDI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5" draw:name="Shape3" draw:style-name="gr1" draw:text-style-name="P14" svg:x1="8.221cm" svg:y1="0.344cm" svg:x2="8.221cm" svg:y2="1.016cm"><text:p/></draw:line><draw:custom-shape text:anchor-type="paragraph" draw:z-index="9" draw:name="Image5" draw:style-name="gr6" draw:text-style-name="P15" svg:width="2.461cm" svg:height="1.174cm" svg:x="15.372cm" svg:y="0.379cm"><text:p text:style-name="P6"><text:span text:style-name="T1">TUR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text:tab/> <text:s text:c="6"/></text:p>
      <text:p text:style-name="P1"><draw:line text:anchor-type="paragraph" draw:z-index="26" draw:name="Shape13" draw:style-name="gr1" draw:text-style-name="P14" svg:x1="15.372cm" svg:y1="0.409cm" svg:x2="13.698cm" svg:y2="0.435cm"><text:p/></draw:line><draw:line text:anchor-type="paragraph" draw:z-index="27" draw:name="Shape14" draw:style-name="gr1" draw:text-style-name="P14" svg:x1="13.698cm" svg:y1="0.436cm" svg:x2="13.724cm" svg:y2="2.251cm"><text:p/></draw:line><text:s text:c="69"/></text:p>
      <text:p text:style-name="P3"><draw:custom-shape text:anchor-type="paragraph" draw:z-index="8" draw:name="Image6" draw:style-name="gr2" draw:text-style-name="P15" svg:width="3.174cm" svg:height="1.033cm" svg:x="6.429cm" svg:y="0.042cm"><text:p text:style-name="P6"><text:span text:style-name="T1">PLA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Shape1" draw:style-name="gr1" draw:text-style-name="P14" svg:x1="4.041cm" svg:y1="0.402cm" svg:x2="4.041cm" svg:y2="4.477cm"><text:p/></draw:line>Model</text:p>
      <text:p text:style-name="P1"><draw:line text:anchor-type="paragraph" draw:z-index="25" draw:name="Shape12" draw:style-name="gr1" draw:text-style-name="P14" svg:x1="17.508cm" svg:y1="8.116cm" svg:x2="17.455cm" svg:y2="0.092cm"><text:p/></draw:line><text:tab/><text:tab/><text:tab/><text:tab/><text:tab/><text:tab/></text:p>
      <text:p text:style-name="P1"><draw:custom-shape text:anchor-type="paragraph" draw:z-index="7" draw:name="Image8" draw:style-name="gr7" draw:text-style-name="P15" svg:width="4.449cm" svg:height="5.636cm" svg:x="-1.099cm" svg:y="0.37cm"><text:p text:style-name="P7">PreLoad</text:p><text:p text:style-name="P6"/><text:p text:style-name="P7">editmapeditcontinent</text:p><text:p text:style-name="P7">editcountry</text:p><text:p text:style-name="P7">editneighbor</text:p><text:p text:style-name="P7"><draw:line text:anchor-type="paragraph" draw:z-index="14" draw:name="Shape2_0" draw:style-name="gr3" draw:text-style-name="P16" svg:x1="4.399cm" svg:y1="0.314cm" svg:x2="5.115cm" svg:y2="0.314cm"><text:p/></draw:line>loadmap</text:p><text:p text:style-name="P7">savemap</text:p><text:p text:style-name="P7">validatemap</text:p><text:p text:style-name="P7">loadmap</text:p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7" draw:name="Shape4" draw:style-name="gr1" draw:text-style-name="P14" svg:x1="6.819cm" svg:y1="0.101cm" svg:x2="6.845cm" svg:y2="2.673cm"><text:p/></draw:line><draw:line text:anchor-type="paragraph" draw:z-index="18" draw:name="Shape5" draw:style-name="gr1" draw:text-style-name="P14" svg:x1="8.301cm" svg:y1="0.101cm" svg:x2="8.301cm" svg:y2="0.874cm"><text:p/></draw:line></text:p>
      <text:p text:style-name="P1"><draw:custom-shape text:anchor-type="paragraph" draw:z-index="6" draw:name="Image9" draw:style-name="gr4" draw:text-style-name="P15" svg:width="4.234cm" svg:height="1.373cm" svg:x="11.695cm" svg:y="0.303cm"><text:p text:style-name="P6"><text:span text:style-name="T1">AssignReinforcemen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6_0" draw:style-name="gr2" draw:text-style-name="P15" svg:width="3.174cm" svg:height="1.033cm" svg:x="7.303cm" svg:y="0.386cm"><text:p text:style-name="P10"><text:span text:style-name="T2">MAINPAL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draw:line text:anchor-type="paragraph" draw:z-index="21" draw:name="Shape8" draw:style-name="gr1" draw:text-style-name="P14" svg:x1="10.476cm" svg:y1="0.002cm" svg:x2="11.695cm" svg:y2="0.028cm"><text:p/></draw:line><draw:line text:anchor-type="paragraph" draw:z-index="22" draw:name="Shape9" draw:style-name="gr1" draw:text-style-name="P14" svg:x1="10.179cm" svg:y1="0.445cm" svg:x2="10.179cm" svg:y2="3.336cm"><text:p/></draw:line></text:p>
      <text:p text:style-name="P1"><draw:line text:anchor-type="paragraph" draw:z-index="24" draw:name="Shape11" draw:style-name="gr1" draw:text-style-name="P14" svg:x1="13.751cm" svg:y1="0.215cm" svg:x2="13.777cm" svg:y2="1.379cm"><text:p/></draw:line><text:tab/><text:tab/><text:tab/><text:tab/></text:p>
      <text:p text:style-name="P1"><draw:custom-shape text:anchor-type="paragraph" draw:z-index="5" draw:name="Image10" draw:style-name="gr8" draw:text-style-name="P15" svg:width="4.234cm" svg:height="4cm" svg:x="4.577cm" svg:y="0.238cm"><text:p text:style-name="P6"/><text:p text:style-name="P7">StartUp</text:p><text:p text:style-name="P7"/><text:p text:style-name="P7">gameplayer </text:p><text:p text:style-name="P7">assigncountries</text:p><text:p text:style-name="P7">showmap</text:p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4" draw:name="Image12" draw:style-name="gr9" draw:text-style-name="P15" svg:width="4.234cm" svg:height="3.026cm" svg:x="11.88cm" svg:y="0.406cm"><text:p text:style-name="P6"/><text:p text:style-name="P7">Player</text:p><text:p text:style-name="P6"/><text:p text:style-name="P7">issue_order()</text:p><text:p text:style-name="P7">next_order()</text:p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line text:anchor-type="paragraph" draw:z-index="23" draw:name="Shape10" draw:style-name="gr1" draw:text-style-name="P14" svg:x1="10.179cm" svg:y1="0.415cm" svg:x2="11.879cm" svg:y2="0.415cm"><text:p/></draw:line></text:p>
      <text:p text:style-name="P1"/>
      <text:p text:style-name="P1"/>
      <text:p text:style-name="P1"><draw:custom-shape text:anchor-type="paragraph" draw:z-index="2" draw:name="Image15" draw:style-name="gr11" draw:text-style-name="P15" svg:width="1.167cm" svg:height="1.25cm" draw:transform="rotate (-3.14159265358979) translate (11.8745cm 1.63688888888889cm)"><text:p/><draw:enhanced-geometry draw:mirror-horizontal="true" draw:mirror-vertical="false" svg:viewBox="0 0 21600 21600" draw:type="mso-spt32" draw:enhanced-path="M 0 0 L 21600 21600 N"/></draw:custom-shape></text:p>
      <text:p text:style-name="P1"><draw:custom-shape text:anchor-type="paragraph" draw:z-index="3" draw:name="Image14" draw:style-name="gr10" draw:text-style-name="P15" svg:width="1.14cm" svg:height="1.195cm" svg:x="16.113cm" svg:y="0.023cm"><text:p/><draw:enhanced-geometry draw:mirror-horizontal="false" draw:mirror-vertical="false" svg:viewBox="0 0 21600 21600" draw:type="mso-spt32" draw:enhanced-path="M 0 0 L 21600 21600 N"/></draw:custom-shape></text:p>
      <text:p text:style-name="P1"/>
      <text:p text:style-name="P1"><draw:custom-shape text:anchor-type="paragraph" draw:z-index="1" draw:name="Image16" draw:style-name="gr4" draw:text-style-name="P15" svg:width="4.234cm" svg:height="1.373cm" svg:x="14.473cm" svg:y="0.326cm"><text:p text:style-name="P6"><text:span text:style-name="T1">EXECUTE_ORD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7" draw:style-name="gr4" draw:text-style-name="P15" svg:width="4.234cm" svg:height="1.373cm" svg:x="9.005cm" svg:y="0.176cm"><text:p text:style-name="P11"><text:span text:style-name="T1">ISSUE_ORD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><text:span text:style-name="T3">NULL Phase<text:tab/> </text:span>:</text:p>
      <text:p text:style-name="P1">PlayRisk.java - This is the main file of ​ Risk game containing the Main() function to</text:p>
      <text:p text:style-name="P1">initialize the game. Two commands are valid when the game starts: editmap or</text:p>
      <text:p text:style-name="P1">loadmap. Further this file keeps reading the data from the user.</text:p>
      <text:p text:style-name="P1"/>
      <text:p text:style-name="P2">PreLoad:</text:p>
      <text:p text:style-name="P1">1. editmap : This command will open the existing map files or create a map from scratch if</text:p>
      <text:p text:style-name="P1">the named file does not exist. It will call ​ RunCommand.java class which parse the user</text:p>
      <text:p text:style-name="P1">commands and call further classes or functions to implement the command.</text:p>
      <text:p text:style-name="P1"/>
      <text:p text:style-name="P2">EDITMAP Phase :</text:p>
      <text:p text:style-name="P1">After –editmap command the game moves to EDITMAP phase where the user can view map,</text:p>
      <text:p text:style-name="P1">add or remove nodes using following commands:</text:p>
      <text:p text:style-name="P1">● editcontinent –add continentName continentValue –remove continentNname</text:p>
      <text:p text:style-name="P1">● editcountry –add countryName continentName –remove countryName</text:p>
      <text:p text:style-name="P1">● editneighnor –add countryName neighborCountryName -remove countryName</text:p>
      <text:p text:style-name="P1">neighborCountryName</text:p>
      <text:p text:style-name="P1">After all the modifications user need to save and load the edited Map using following</text:p>
      <text:p text:style-name="P1"><text:soft-page-break/>commands:</text:p>
      <text:p text:style-name="P1">● savemap fileName</text:p>
      <text:p text:style-name="P1">● loadmap fileName</text:p>
      <text:p text:style-name="P1">loadmap command changes the game phase to STARTUP.</text:p>
      <text:p text:style-name="P1">2. loadmap​ : This command will also execute RunCommand.java file in which loadMap()</text:p>
      <text:p text:style-name="P1">function is called that loads a validated map for game play and change the game phase to</text:p>
      <text:p text:style-name="P1">STARTUP.</text:p>
      <text:p text:style-name="P1"/>
      <text:p text:style-name="P2">Play:</text:p>
      <text:p text:style-name="P2">STARTUP Phase :</text:p>
      <text:p text:style-name="P1">In this phase players are added or removed according to user commands and then countries are</text:p>
      <text:p text:style-name="P1">allocated to every player. Following commands are implemented in this phase:</text:p>
      <text:p text:style-name="P13">● showmap</text:p>
      <text:p text:style-name="P1">● gameplayer –add playerName -remove playerName</text:p>
      <text:p text:style-name="P1">● assigncountries</text:p>
      <text:p text:style-name="P1"/>
      <text:p text:style-name="P2">MainPlay:</text:p>
      <text:p text:style-name="P5">AssignReinforcements:</text:p>
      <text:p text:style-name="P4">Once all the players are added and countries have been assigned to them AssignReinforcements is</text:p>
      <text:p text:style-name="P4">called for each Player in the driver program where armies are calculated according to number of</text:p>
      <text:p text:style-name="P4">countries owned by each player and assigned accordingly with at least of 3 armies.</text:p>
      <text:p text:style-name="P4">Further the round robin fashion of turn starts for each player for issuing orders to deploy army units</text:p>
      <text:p text:style-name="P4">on owned countries.</text:p>
      <text:p text:style-name="P5">ISSUE_ORDERS Phase :</text:p>
      <text:p text:style-name="P4">Here each player has a chance to give orders to the game, The Phase collects orders from each</text:p>
      <text:p text:style-name="P4">player and collects them only if the order is valid and further reduces the corresponding army units</text:p>
      <text:p text:style-name="P4">once order is collected. </text:p>
      <text:p text:style-name="P4">Players can provide orders and stop if they wish to get to the Execution part.</text:p>
      <text:p text:style-name="P5">ENDTURN Phase:</text:p>
      <text:p text:style-name="P4">This Phase basically implements the round robin fashion for all the players for issuing orders one at</text:p>
      <text:p text:style-name="P4">a time. After each issue order phase for a player TURNEND is called which provides turn to the</text:p>
      <text:p text:style-name="P4">next player.</text:p>
      <text:p text:style-name="P5">EXECUTE_ORDERS Phase:</text:p>
      <text:p text:style-name="P4">Once all the orders are collected, Execution Phase starts which collects the first order from each</text:p>
      <text:p text:style-name="P4">player sequentially and executes that order in round robin fashion.</text:p>
      <text:p text:style-name="P4">After execution of all Orders a check is performed for a winner if all territories are conquered and also removal of players if all territories are lost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25T22:10:06.441791117</dc:date>
    <meta:editing-duration>PT16M18S</meta:editing-duration>
    <meta:editing-cycles>3</meta:editing-cycles>
    <meta:print-date>2021-03-25T21:59:17.968204488</meta:print-date>
    <meta:document-statistic meta:table-count="0" meta:image-count="0" meta:object-count="0" meta:page-count="2" meta:paragraph-count="83" meta:word-count="479" meta:character-count="3294" meta:non-whitespace-character-count="2610"/>
  </office:meta>
</office:document-meta>
</file>